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293cm" style:rel-column-width="733*"/>
    </style:style>
    <style:style style:name="Tabela1.B" style:family="table-column">
      <style:table-column-properties style:column-width="3.117cm" style:rel-column-width="1767*"/>
    </style:style>
    <style:style style:name="Tabela1.C" style:family="table-column">
      <style:table-column-properties style:column-width="3.999cm" style:rel-column-width="2267*"/>
    </style:style>
    <style:style style:name="Tabela1.D" style:family="table-column">
      <style:table-column-properties style:column-width="3.997cm" style:rel-column-width="2266*"/>
    </style:style>
    <style:style style:name="Tabela1.E" style:family="table-column">
      <style:table-column-properties style:column-width="4.595cm" style:rel-column-width="260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weight="bold" officeooo:rsid="00200de3" officeooo:paragraph-rsid="00200de3" style:font-weight-asian="bold" style:font-weight-complex="bold"/>
    </style:style>
    <style:style style:name="P2" style:family="paragraph" style:parent-style-name="Standard">
      <style:text-properties style:font-name="Calibri" fo:font-weight="normal" officeooo:rsid="00200de3" officeooo:paragraph-rsid="00200de3" style:font-weight-asian="normal" style:font-weight-complex="normal"/>
    </style:style>
    <style:style style:name="P3" style:family="paragraph" style:parent-style-name="Standard">
      <style:text-properties style:font-name="Calibri" fo:font-style="normal" fo:font-weight="normal" officeooo:rsid="001f9237" officeooo:paragraph-rsid="00200de3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text-properties style:font-name="Calibri" fo:font-style="normal" fo:font-weight="normal" officeooo:rsid="001f9237" officeooo:paragraph-rsid="00200de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Calibri" fo:font-style="normal" fo:font-weight="normal" officeooo:rsid="0020e496" officeooo:paragraph-rsid="00200de3" style:font-style-asian="normal" style:font-weight-asian="normal" style:font-style-complex="normal" style:font-weight-complex="normal"/>
    </style:style>
    <style:style style:name="P6" style:family="paragraph" style:parent-style-name="Standard" style:list-style-name="L2">
      <style:text-properties style:font-name="Calibri" fo:font-style="normal" fo:font-weight="normal" officeooo:rsid="0020e496" officeooo:paragraph-rsid="00200de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Calibri" fo:font-style="normal" fo:font-weight="normal" officeooo:rsid="00200de3" officeooo:paragraph-rsid="00200de3" style:font-style-asian="normal" style:font-weight-asian="normal" style:font-style-complex="normal" style:font-weight-complex="normal"/>
    </style:style>
    <style:style style:name="P8" style:family="paragraph" style:parent-style-name="Standard" style:list-style-name="L4">
      <style:text-properties style:font-name="Calibri" fo:font-style="normal" fo:font-weight="normal" officeooo:rsid="00200de3" officeooo:paragraph-rsid="00200de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Calibri" fo:font-style="normal" fo:font-weight="normal" officeooo:rsid="00247b9f" officeooo:paragraph-rsid="00247b9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Calibri" fo:font-style="normal" fo:font-weight="normal" officeooo:rsid="00279726" officeooo:paragraph-rsid="0027972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Calibri" fo:font-style="normal" fo:font-weight="bold" officeooo:rsid="00200de3" officeooo:paragraph-rsid="00200de3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Calibri" fo:font-style="normal" fo:font-weight="bold" officeooo:rsid="0022cc80" officeooo:paragraph-rsid="0022cc80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Calibri" fo:font-weight="normal" officeooo:rsid="001f9237" officeooo:paragraph-rsid="00200de3" style:font-weight-asian="normal" style:font-weight-complex="normal"/>
    </style:style>
    <style:style style:name="P14" style:family="paragraph" style:parent-style-name="Standard" style:list-style-name="L2">
      <style:text-properties style:font-name="Calibri" fo:font-weight="normal" officeooo:rsid="0020e496" officeooo:paragraph-rsid="00200de3" style:font-weight-asian="normal" style:font-weight-complex="normal"/>
    </style:style>
    <style:style style:name="P15" style:family="paragraph" style:parent-style-name="Standard" style:list-style-name="L3">
      <style:text-properties officeooo:paragraph-rsid="00200de3"/>
    </style:style>
    <style:style style:name="P16" style:family="paragraph" style:parent-style-name="Standard" style:list-style-name="L3">
      <style:text-properties officeooo:rsid="00200de3" officeooo:paragraph-rsid="00200de3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Calibri" fo:font-style="normal" fo:font-weight="normal" officeooo:rsid="00247b9f" officeooo:paragraph-rsid="00247b9f" style:font-style-asian="normal" style:font-weight-asian="normal" style:font-style-complex="normal" style:font-weight-complex="normal"/>
    </style:style>
    <style:style style:name="P18" style:family="paragraph" style:parent-style-name="Table_20_Contents">
      <style:text-properties style:font-name="Calibri" officeooo:rsid="00279726" officeooo:paragraph-rsid="00279726"/>
    </style:style>
    <style:style style:name="P19" style:family="paragraph" style:parent-style-name="Table_20_Contents">
      <style:text-properties style:font-name="Calibri" officeooo:rsid="00234525" officeooo:paragraph-rsid="00279726"/>
    </style:style>
    <style:style style:name="P20" style:family="paragraph" style:parent-style-name="Table_20_Contents">
      <style:text-properties style:font-name="Calibri" officeooo:rsid="00271443" officeooo:paragraph-rsid="00279726"/>
    </style:style>
    <style:style style:name="P21" style:family="paragraph" style:parent-style-name="Table_20_Contents">
      <style:text-properties style:font-name="Calibri" officeooo:rsid="0025f7d7" officeooo:paragraph-rsid="00279726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79e6a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0e496" style:font-style-asian="normal" style:font-style-complex="normal"/>
    </style:style>
    <style:style style:name="T6" style:family="text">
      <style:text-properties fo:font-style="normal" officeooo:rsid="00200de3" style:font-style-asian="normal" style:font-style-complex="normal"/>
    </style:style>
    <style:style style:name="T7" style:family="text">
      <style:text-properties officeooo:rsid="00216f83"/>
    </style:style>
    <style:style style:name="T8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Calibri" fo:font-style="normal" fo:font-weight="normal" officeooo:rsid="0020e496" style:font-style-asian="normal" style:font-weight-asian="normal" style:font-style-complex="normal" style:font-weight-complex="normal"/>
    </style:style>
    <style:style style:name="T10" style:family="text">
      <style:text-properties style:font-name="Calibri" fo:font-style="normal" fo:font-weight="normal" officeooo:rsid="00200de3" style:font-style-asian="normal" style:font-weight-asian="normal" style:font-style-complex="normal" style:font-weight-complex="normal"/>
    </style:style>
    <style:style style:name="T11" style:family="text">
      <style:text-properties officeooo:rsid="00209f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a Implementação de Monte Carlo</text:p>
      <text:p text:style-name="P1">Grupo:</text:p>
      <text:p text:style-name="P2">Julian Degutis </text:p>
      <text:p text:style-name="P2">William Henrique</text:p>
      <text:p text:style-name="P2">Letícia Leite</text:p>
      <text:p text:style-name="P2"/>
      <text:p text:style-name="P1">1. Introdução</text:p>
      <text:p text:style-name="P13">Deverá ser criado uma solução, em que, dado um tabuleiro <text:span text:style-name="T1">nxn</text:span><text:span text:style-name="T3"> </text:span><text:span text:style-name="T4">deverá ser otimizado o número de rainhas posicionadas em uma casa </text:span><text:span text:style-name="T1">An</text:span><text:span text:style-name="T4">, que satisfaça as seguintes condições:</text:span></text:p>
      <text:list xml:id="list2333523436" text:style-name="L1">
        <text:list-item>
          <text:p text:style-name="P4">Cada rainha não deve atacar qualquer outra rainha do tabuleiro</text:p>
        </text:list-item>
        <text:list-item>
          <text:p text:style-name="P4">Apenas uma rainha pode ser posicionada por casa.</text:p>
        </text:list-item>
      </text:list>
      <text:p text:style-name="P3"/>
      <text:p text:style-name="P11">2. Solução</text:p>
      <text:p text:style-name="P11"/>
      <text:p text:style-name="P13"><text:span text:style-name="T4">Será utilizada uma implementação utilizando a linguagem Java, </text:span><text:span text:style-name="T5">que terá como argumento </text:span><text:span text:style-name="T6">em ordem:</text:span></text:p>
      <text:list xml:id="list672866355" text:style-name="L3">
        <text:list-item>
          <text:p text:style-name="P15"><text:span text:style-name="T10">O </text:span><text:span text:style-name="T9">número N representando o tabuleiro NxN.</text:span></text:p>
        </text:list-item>
        <text:list-item>
          <text:p text:style-name="P16"><text:span text:style-name="T9">O </text:span><text:span text:style-name="T8">número de iterações que o algoritmo de Monte Carlo deverá executar</text:span></text:p>
        </text:list-item>
      </text:list>
      <text:p text:style-name="P5">O sistema, deverá calcular todas as diagonais da matriz, utilizando a técnica de pontos candidatos para o início de cada diagonal, sendo:</text:p>
      <text:list xml:id="list3723313828" text:style-name="L2">
        <text:list-item>
          <text:p text:style-name="P6">Orientação para direita</text:p>
          <text:list>
            <text:list-item>
              <text:p text:style-name="P14"><text:span text:style-name="T4">Todos os pontos </text:span><text:span text:style-name="T1">aij</text:span><text:span text:style-name="T4"> começando de </text:span><text:span text:style-name="T1">a0,0</text:span><text:span text:style-name="T4"> até </text:span><text:span text:style-name="T1">a0,n</text:span></text:p>
            </text:list-item>
          </text:list>
        </text:list-item>
        <text:list-item>
          <text:p text:style-name="P6">Orientação para baixo</text:p>
          <text:list>
            <text:list-item>
              <text:p text:style-name="P14"><text:span text:style-name="T4">Todos os pontos </text:span><text:span text:style-name="T1">aij</text:span><text:span text:style-name="T4"> começando de </text:span><text:span text:style-name="T1">a1,0</text:span><text:span text:style-name="T4"> até </text:span><text:span text:style-name="T1">an,0</text:span></text:p>
            </text:list-item>
          </text:list>
        </text:list-item>
        <text:list-item>
          <text:p text:style-name="P6">Orientação para esquerda</text:p>
          <text:list>
            <text:list-item>
              <text:p text:style-name="P14"><text:span text:style-name="T4">Todos os pontos </text:span><text:span text:style-name="T1">aij</text:span><text:span text:style-name="T4"> começando de </text:span><text:span text:style-name="T1">a</text:span><text:span text:style-name="T2">n</text:span><text:span text:style-name="T1">,n</text:span><text:span text:style-name="T4"> até </text:span><text:span text:style-name="T1">a0,</text:span><text:span text:style-name="T2">n</text:span></text:p>
            </text:list-item>
          </text:list>
        </text:list-item>
        <text:list-item>
          <text:p text:style-name="P6">Orientação para cima</text:p>
          <text:list>
            <text:list-item>
              <text:p text:style-name="P14"><text:span text:style-name="T4">Todos os pontos </text:span><text:span text:style-name="T1">aij</text:span><text:span text:style-name="T4"> começando de </text:span><text:span text:style-name="T1">a</text:span><text:span text:style-name="T2">n-1</text:span><text:span text:style-name="T1">,n</text:span><text:span text:style-name="T2">-1</text:span><text:span text:style-name="T4"> até </text:span><text:span text:style-name="T1">an,</text:span><text:span text:style-name="T2">0</text:span></text:p>
            </text:list-item>
          </text:list>
        </text:list-item>
      </text:list>
      <text:p text:style-name="P5"/>
      <text:p text:style-name="P5"/>
      <text:p text:style-name="P5">Com posse de todas as linhas, colunas e diagonais, podemos tomar como solução que, uma rainha não ataca quaisquer outras rainhas distribuída<text:span text:style-name="T7">s</text:span> no tabuleiro, caso a soma de todas as rainhas de uma linha, uma coluna ou uma diagonal é menor ou igual a 1.</text:p>
      <text:p text:style-name="P5"/>
      <text:p text:style-name="P11">3. Implementação</text:p>
      <text:p text:style-name="P7"/>
      <text:p text:style-name="P7">Após a verificação das diagonais da matriz <text:span text:style-name="T1">nxn</text:span><text:span text:style-name="T3">, </text:span>a implementação da solução é dada pelo seguinte algoritmo baseado no método de Monte Carlo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3340329887" text:style-name="L4">
        <text:list-item>
          <text:p text:style-name="P8"><text:soft-page-break/>FOR( ITERAÇÃO &lt; PARÂMETRO MÁXIMO DE ITERAÇÃO )</text:p>
          <text:list>
            <text:list-item>
              <text:p text:style-name="P8">PREENCHE A MATRIZ NXN COM ZEROS</text:p>
            </text:list-item>
            <text:list-item>
              <text:p text:style-name="P8">RANDOMIZA DOIS NUMEROS PARA A POSIÇÃO INICIAL DA RAINHA </text:p>
            </text:list-item>
            <text:list-item>
              <text:p text:style-name="P8">ADICIONA A RAINHA NA POSIÇÃO X,Y DA MATRIZ</text:p>
            </text:list-item>
            <text:list-item>
              <text:p text:style-name="P8">PREENCHE A POSIÇÃO COMO UTILIZADA E PREENCHIDA</text:p>
              <text:list>
                <text:list-item>
                  <text:p text:style-name="P8">ENQUANTO TODOS OS PONTOS NÃO FOREM TESTADOS</text:p>
                  <text:list>
                    <text:list-item>
                      <text:p text:style-name="P8">RANDOMIZA DOIS NUMEROS PARA A POSIÇÃO DA NOVA RAINHA</text:p>
                    </text:list-item>
                    <text:list-item>
                      <text:p text:style-name="P8">VERIFICA SE ELE JÁ FOI TESTADO ANTERIORMENTE</text:p>
                      <text:list>
                        <text:list-item>
                          <text:p text:style-name="P8">NÃO</text:p>
                          <text:list>
                            <text:list-item>
                              <text:p text:style-name="P8">ADICIONA NA LISTA DE PONTOS TESTADOS</text:p>
                            </text:list-item>
                            <text:list-item>
                              <text:p text:style-name="P8">POSICIONA A RAINHA NA POSIÇÃO X,Y SORTEADA</text:p>
                            </text:list-item>
                            <text:list-item>
                              <text:p text:style-name="P8">VERIFICA A REGRA DO PROBLEMA DAS RAINHAS</text:p>
                              <text:list>
                                <text:list-item>
                                  <text:p text:style-name="P8">POSIÇÃO OK</text:p>
                                  <text:list>
                                    <text:list-item>
                                      <text:p text:style-name="P8">ADICIONA O PONTO NA <text:span text:style-name="T11">LISTA </text:span>SOLUÇÃO</text:p>
                                    </text:list-item>
                                    <text:list-item>
                                      <text:p text:style-name="P8">ATUALIZA O VALOR DO ÓTIMO</text:p>
                                    </text:list-item>
                                  </text:list>
                                </text:list-item>
                                <text:list-item>
                                  <text:p text:style-name="P8">POSIÇÃO NOK</text:p>
                                  <text:list>
                                    <text:list-item>
                                      <text:p text:style-name="P8">REMOVE A RAINH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VERIFICA O ÓTIMO DA ITERAÇÃO CORRENTE COM A ÚLTIMA ITERAÇÃO</text:p>
              <text:list>
                <text:list-item>
                  <text:p text:style-name="P8">ÓTIMO ANTIGO &lt; ÓTIMO ATUAL</text:p>
                  <text:list>
                    <text:list-item>
                      <text:p text:style-name="P8">ATUALIZA A LISTA DE SOLUÇÃO</text:p>
                    </text:list-item>
                    <text:list-item>
                      <text:p text:style-name="P8">ATUALIZA O VALOR DO ÓTIMO FINAL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  <text:p text:style-name="P12">4. Casos de teste</text:p>
      <text:p text:style-name="P12"/>
      <text:p text:style-name="P9">Os testes foram realizados todos com 100 iterações do algoritmo do Monte Carlo para testar o ótimo do problema. Exemplo de execução da solução para um tabuleiro 8x8</text:p>
      <text:p text:style-name="P9"/>
      <text:p text:style-name="P9">Iniciando o processo da otimização do problema das rainhas em um tabuleiro de xadrez 8x8<text:line-break/><text:line-break/>Ótimo encontrado para iteração de número 0: 6<text:line-break/>Ótimo encontrado para iteração de número 1: 7</text:p>
      <text:p text:style-name="P9">…</text:p>
      <text:p text:style-name="P17">Ótimo encontrado para iteração de número 28: 8<text:line-break/>...<text:line-break/>Ótimo encontrado para iteração de número 98: 6<text:line-break/>Ótimo encontrado para iteração de número 99: 6<text:line-break/><text:line-break/>Ótimo após 100 interações: 8<text:line-break/><text:line-break/>Solução:<text:line-break/>Ponto:1,7<text:line-break/>Ponto:3,2<text:line-break/>Ponto:4,8<text:line-break/>Ponto:2,4<text:line-break/>Ponto:8,5<text:line-break/>Ponto:6,1<text:line-break/>Ponto:7,3<text:line-break/>Ponto:5,6<text:line-break/><text:soft-page-break/>Tempo de execução: 64 milisegundos. <text:line-break/>Aproximação de quantidade de memória gasta: -5452840 bytes. <text:line-break/></text:p>
      <text:p text:style-name="P10"/>
      <text:p text:style-name="P10">Em comparação com o algoritmo do Simplex, tempos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8">N</text:p>
          </table:table-cell>
          <table:table-cell table:style-name="Tabela1.A1" office:value-type="string">
            <text:p text:style-name="P18">Tempo MC (ms)</text:p>
          </table:table-cell>
          <table:table-cell table:style-name="Tabela1.A1" office:value-type="string">
            <text:p text:style-name="P18">Memória MC (bytes)</text:p>
          </table:table-cell>
          <table:table-cell table:style-name="Tabela1.A1" office:value-type="string">
            <text:p text:style-name="P18">Tempo Simplex (ms)</text:p>
          </table:table-cell>
          <table:table-cell table:style-name="Tabela1.E1" office:value-type="string">
            <text:p text:style-name="P18">Memória Simplex (bytes)</text:p>
          </table:table-cell>
        </table:table-row>
        <table:table-row>
          <table:table-cell table:style-name="Tabela1.A2" office:value-type="string">
            <text:p text:style-name="P18">8</text:p>
          </table:table-cell>
          <table:table-cell table:style-name="Tabela1.A2" office:value-type="string">
            <text:p text:style-name="P18">64</text:p>
          </table:table-cell>
          <table:table-cell table:style-name="Tabela1.A2" office:value-type="string">
            <text:p text:style-name="P18">5.452.840</text:p>
          </table:table-cell>
          <table:table-cell table:style-name="Tabela1.A2" office:value-type="string">
            <text:p text:style-name="P19">35</text:p>
          </table:table-cell>
          <table:table-cell table:style-name="Tabela1.E2" office:value-type="string">
            <text:p text:style-name="P19">2.728.376</text:p>
          </table:table-cell>
        </table:table-row>
        <table:table-row>
          <table:table-cell table:style-name="Tabela1.A2" office:value-type="string">
            <text:p text:style-name="P18">20</text:p>
          </table:table-cell>
          <table:table-cell table:style-name="Tabela1.A2" office:value-type="string">
            <text:p text:style-name="P18">482</text:p>
          </table:table-cell>
          <table:table-cell table:style-name="Tabela1.A2" office:value-type="string">
            <text:p text:style-name="P18">9.807.480</text:p>
          </table:table-cell>
          <table:table-cell table:style-name="Tabela1.A2" office:value-type="string">
            <text:p text:style-name="P18">148</text:p>
          </table:table-cell>
          <table:table-cell table:style-name="Tabela1.E2" office:value-type="string">
            <text:p text:style-name="P18">7.650.776</text:p>
          </table:table-cell>
        </table:table-row>
        <table:table-row>
          <table:table-cell table:style-name="Tabela1.A2" office:value-type="string">
            <text:p text:style-name="P18">90</text:p>
          </table:table-cell>
          <table:table-cell table:style-name="Tabela1.A2" office:value-type="string">
            <text:p text:style-name="P18">136.032</text:p>
          </table:table-cell>
          <table:table-cell table:style-name="Tabela1.A2" office:value-type="string">
            <text:p text:style-name="P18">17.905.840</text:p>
          </table:table-cell>
          <table:table-cell table:style-name="Tabela1.A2" office:value-type="string">
            <text:p text:style-name="P20">39.547</text:p>
          </table:table-cell>
          <table:table-cell table:style-name="Tabela1.E2" office:value-type="string">
            <text:p text:style-name="P21">256.061.544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7:16:11.929000000</meta:creation-date>
    <meta:generator>LibreOffice/5.3.1.2$Windows_x86 LibreOffice_project/e80a0e0fd1875e1696614d24c32df0f95f03deb2</meta:generator>
    <dc:date>2019-06-26T17:38:19.726000000</dc:date>
    <meta:editing-duration>PT22M6S</meta:editing-duration>
    <meta:editing-cycles>5</meta:editing-cycles>
    <meta:document-statistic meta:table-count="1" meta:image-count="0" meta:object-count="0" meta:page-count="3" meta:paragraph-count="72" meta:word-count="547" meta:character-count="3120" meta:non-whitespace-character-count="2670"/>
  </office:meta>
</office:document-meta>
</file>